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Composition</text:p>
          </table:table-cell>
          <table:table-cell table:style-name="ce1" office:value-type="string" calcext:value-type="string">
            <text:p>Density (g/cm3)</text:p>
          </table:table-cell>
          <table:table-cell/>
          <table:table-cell table:style-name="ce1" office:value-type="string" calcext:value-type="string" table:number-columns-spanned="2" table:number-rows-spanned="1">
            <text:p>H-CHONDRIT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-CHONDRIT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L-CHONDRITE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/>
          <table:table-cell office:value-type="string" calcext:value-type="string">
            <text:p>Meteorite Size (cm)</text:p>
          </table:table-cell>
          <table:table-cell office:value-type="string" calcext:value-type="string">
            <text:p>Meteorite Size (g/cm2)</text:p>
          </table:table-cell>
          <table:table-cell/>
          <table:table-cell office:value-type="string" calcext:value-type="string">
            <text:p>Meteorite Size (cm)</text:p>
          </table:table-cell>
          <table:table-cell office:value-type="string" calcext:value-type="string">
            <text:p>Meteorite Size (g/cm2)</text:p>
          </table:table-cell>
          <table:table-cell/>
          <table:table-cell office:value-type="string" calcext:value-type="string">
            <text:p>Meteorite Size (cm)</text:p>
          </table:table-cell>
          <table:table-cell office:value-type="string" calcext:value-type="string">
            <text:p>Meteorite Size (g/cm2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[.$B$2]*[.D3]" office:value-type="float" office:value="37.2" calcext:value-type="float">
            <text:p>37.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B$3]*[.G3]" office:value-type="float" office:value="35.6" calcext:value-type="float">
            <text:p>35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B$4]*[.J3]" office:value-type="float" office:value="35.4" calcext:value-type="float">
            <text:p>35.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L</text:p>
          </table:table-cell>
          <table:table-cell table:style-name="ce1" office:value-type="float" office:value="3.54" calcext:value-type="float">
            <text:p>3.5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B$2]*[.D4]" office:value-type="float" office:value="55.8" calcext:value-type="float">
            <text:p>55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B$3]*[.G4]" office:value-type="float" office:value="53.4" calcext:value-type="float">
            <text:p>53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B$4]*[.J4]" office:value-type="float" office:value="53.1" calcext:value-type="float">
            <text:p>53.1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3"/>
          <table:table-cell table:style-name="ce7" office:value-type="float" office:value="20" calcext:value-type="float">
            <text:p>20</text:p>
          </table:table-cell>
          <table:table-cell table:style-name="ce7" table:formula="of:=[.$B$2]*[.D5]" office:value-type="float" office:value="74.4" calcext:value-type="float">
            <text:p>74.4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formula="of:=[.$B$3]*[.G5]" office:value-type="float" office:value="71.2" calcext:value-type="float">
            <text:p>71.2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formula="of:=[.$B$4]*[.J5]" office:value-type="float" office:value="70.8" calcext:value-type="float">
            <text:p>70.8</text:p>
          </table:table-cell>
          <table:table-cell table:style-name="ce3" table:number-columns-repeated="1013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[.$B$2]*[.D6]" office:value-type="float" office:value="93" calcext:value-type="float">
            <text:p>9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B$3]*[.G6]" office:value-type="float" office:value="89" calcext:value-type="float">
            <text:p>89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B$4]*[.J6]" office:value-type="float" office:value="88.5" calcext:value-type="float">
            <text:p>88.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30" calcext:value-type="float">
            <text:p>30</text:p>
          </table:table-cell>
          <table:table-cell table:style-name="ce7" table:formula="of:=[.$B$2]*[.D7]" office:value-type="float" office:value="111.6" calcext:value-type="float">
            <text:p>111.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$3]*[.G7]" office:value-type="float" office:value="106.8" calcext:value-type="float">
            <text:p>106.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$4]*[.J7]" office:value-type="float" office:value="106.2" calcext:value-type="float">
            <text:p>106.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[.$B$2]*[.D8]" office:value-type="float" office:value="130.2" calcext:value-type="float">
            <text:p>130.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$B$3]*[.G8]" office:value-type="float" office:value="124.6" calcext:value-type="float">
            <text:p>124.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$B$4]*[.J8]" office:value-type="float" office:value="123.9" calcext:value-type="float">
            <text:p>123.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7" table:formula="of:=[.$B$2]*[.D9]" office:value-type="float" office:value="148.8" calcext:value-type="float">
            <text:p>148.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B$3]*[.G9]" office:value-type="float" office:value="142.4" calcext:value-type="float">
            <text:p>142.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B$4]*[.J9]" office:value-type="float" office:value="141.6" calcext:value-type="float">
            <text:p>141.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[.$B$2]*[.D10]" office:value-type="float" office:value="167.4" calcext:value-type="float">
            <text:p>167.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$B$3]*[.G10]" office:value-type="float" office:value="160.2" calcext:value-type="float">
            <text:p>160.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$B$4]*[.J10]" office:value-type="float" office:value="159.3" calcext:value-type="float">
            <text:p>159.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50" calcext:value-type="float">
            <text:p>50</text:p>
          </table:table-cell>
          <table:table-cell table:style-name="ce7" table:formula="of:=[.$B$2]*[.D11]" office:value-type="float" office:value="186" calcext:value-type="float">
            <text:p>18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]*[.G11]" office:value-type="float" office:value="178" calcext:value-type="float">
            <text:p>17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4]*[.J11]" office:value-type="float" office:value="177" calcext:value-type="float">
            <text:p>1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[.$B$2]*[.D12]" office:value-type="float" office:value="204.6" calcext:value-type="float">
            <text:p>204.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$B$3]*[.G12]" office:value-type="float" office:value="195.8" calcext:value-type="float">
            <text:p>195.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$B$4]*[.J12]" office:value-type="float" office:value="194.7" calcext:value-type="float">
            <text:p>194.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7" table:formula="of:=[.$B$2]*[.D13]" office:value-type="float" office:value="223.2" calcext:value-type="float">
            <text:p>223.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B$3]*[.G13]" office:value-type="float" office:value="213.6" calcext:value-type="float">
            <text:p>213.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B$4]*[.J13]" office:value-type="float" office:value="212.4" calcext:value-type="float">
            <text:p>212.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65" calcext:value-type="float">
            <text:p>65</text:p>
          </table:table-cell>
          <table:table-cell table:style-name="ce7" table:formula="of:=[.$B$2]*[.D14]" office:value-type="float" office:value="241.8" calcext:value-type="float">
            <text:p>241.8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$B$3]*[.G14]" office:value-type="float" office:value="231.4" calcext:value-type="float">
            <text:p>231.4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$B$4]*[.J14]" office:value-type="float" office:value="230.1" calcext:value-type="float">
            <text:p>230.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70" calcext:value-type="float">
            <text:p>70</text:p>
          </table:table-cell>
          <table:table-cell table:style-name="ce7" table:formula="of:=[.$B$2]*[.D15]" office:value-type="float" office:value="260.4" calcext:value-type="float">
            <text:p>260.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$B$3]*[.G15]" office:value-type="float" office:value="249.2" calcext:value-type="float">
            <text:p>249.2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$B$4]*[.J15]" office:value-type="float" office:value="247.8" calcext:value-type="float">
            <text:p>247.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75" calcext:value-type="float">
            <text:p>75</text:p>
          </table:table-cell>
          <table:table-cell table:style-name="ce7" table:formula="of:=[.$B$2]*[.D16]" office:value-type="float" office:value="279" calcext:value-type="float">
            <text:p>2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$B$3]*[.G16]" office:value-type="float" office:value="267" calcext:value-type="float">
            <text:p>267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$B$4]*[.J16]" office:value-type="float" office:value="265.5" calcext:value-type="float">
            <text:p>265.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80" calcext:value-type="float">
            <text:p>80</text:p>
          </table:table-cell>
          <table:table-cell table:style-name="ce7" table:formula="of:=[.$B$2]*[.D17]" office:value-type="float" office:value="297.6" calcext:value-type="float">
            <text:p>297.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B$3]*[.G17]" office:value-type="float" office:value="284.8" calcext:value-type="float">
            <text:p>284.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B$4]*[.J17]" office:value-type="float" office:value="283.2" calcext:value-type="float">
            <text:p>283.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85" calcext:value-type="float">
            <text:p>85</text:p>
          </table:table-cell>
          <table:table-cell table:style-name="ce7" table:formula="of:=[.$B$2]*[.D18]" office:value-type="float" office:value="316.2" calcext:value-type="float">
            <text:p>316.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$B$3]*[.G18]" office:value-type="float" office:value="302.6" calcext:value-type="float">
            <text:p>302.6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$B$4]*[.J18]" office:value-type="float" office:value="300.9" calcext:value-type="float">
            <text:p>300.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90" calcext:value-type="float">
            <text:p>90</text:p>
          </table:table-cell>
          <table:table-cell table:style-name="ce7" table:formula="of:=[.$B$2]*[.D19]" office:value-type="float" office:value="334.8" calcext:value-type="float">
            <text:p>334.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$B$3]*[.G19]" office:value-type="float" office:value="320.4" calcext:value-type="float">
            <text:p>320.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$B$4]*[.J19]" office:value-type="float" office:value="318.6" calcext:value-type="float">
            <text:p>318.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95" calcext:value-type="float">
            <text:p>95</text:p>
          </table:table-cell>
          <table:table-cell table:style-name="ce7" table:formula="of:=[.$B$2]*[.D20]" office:value-type="float" office:value="353.4" calcext:value-type="float">
            <text:p>353.4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$B$3]*[.G20]" office:value-type="float" office:value="338.2" calcext:value-type="float">
            <text:p>338.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$B$4]*[.J20]" office:value-type="float" office:value="336.3" calcext:value-type="float">
            <text:p>336.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100" calcext:value-type="float">
            <text:p>100</text:p>
          </table:table-cell>
          <table:table-cell table:style-name="ce7" table:formula="of:=[.$B$2]*[.D21]" office:value-type="float" office:value="372" calcext:value-type="float">
            <text:p>37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3]*[.G21]" office:value-type="float" office:value="356" calcext:value-type="float">
            <text:p>35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4]*[.J21]" office:value-type="float" office:value="354" calcext:value-type="float">
            <text:p>3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formula="of:=[.$B$2]*[.D22]" office:value-type="float" office:value="390.6" calcext:value-type="float">
            <text:p>390.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$B$3]*[.G22]" office:value-type="float" office:value="373.8" calcext:value-type="float">
            <text:p>373.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$B$4]*[.J22]" office:value-type="float" office:value="371.7" calcext:value-type="float">
            <text:p>371.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[.$B$2]*[.D23]" office:value-type="float" office:value="409.2" calcext:value-type="float">
            <text:p>409.2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$B$3]*[.G23]" office:value-type="float" office:value="391.6" calcext:value-type="float">
            <text:p>391.6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$B$4]*[.J23]" office:value-type="float" office:value="389.4" calcext:value-type="float">
            <text:p>389.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formula="of:=[.$B$2]*[.D24]" office:value-type="float" office:value="427.8" calcext:value-type="float">
            <text:p>427.8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$B$3]*[.G24]" office:value-type="float" office:value="409.4" calcext:value-type="float">
            <text:p>409.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$B$4]*[.J24]" office:value-type="float" office:value="407.1" calcext:value-type="float">
            <text:p>407.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120" calcext:value-type="float">
            <text:p>120</text:p>
          </table:table-cell>
          <table:table-cell table:style-name="ce7" table:formula="of:=[.$B$2]*[.D25]" office:value-type="float" office:value="446.4" calcext:value-type="float">
            <text:p>446.4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$B$3]*[.G25]" office:value-type="float" office:value="427.2" calcext:value-type="float">
            <text:p>427.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$B$4]*[.J25]" office:value-type="float" office:value="424.8" calcext:value-type="float">
            <text:p>424.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formula="of:=[.$B$2]*[.D26]" office:value-type="float" office:value="465" calcext:value-type="float">
            <text:p>46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$B$3]*[.G26]" office:value-type="float" office:value="445" calcext:value-type="float">
            <text:p>44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$B$4]*[.J26]" office:value-type="float" office:value="442.5" calcext:value-type="float">
            <text:p>442.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[.$B$2]*[.D27]" office:value-type="float" office:value="483.6" calcext:value-type="float">
            <text:p>483.6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$B$3]*[.G27]" office:value-type="float" office:value="462.8" calcext:value-type="float">
            <text:p>462.8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$B$4]*[.J27]" office:value-type="float" office:value="460.2" calcext:value-type="float">
            <text:p>460.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formula="of:=[.$B$2]*[.D28]" office:value-type="float" office:value="502.2" calcext:value-type="float">
            <text:p>502.2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$B$3]*[.G28]" office:value-type="float" office:value="480.6" calcext:value-type="float">
            <text:p>480.6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$B$4]*[.J28]" office:value-type="float" office:value="477.9" calcext:value-type="float">
            <text:p>477.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[.$B$2]*[.D29]" office:value-type="float" office:value="520.8" calcext:value-type="float">
            <text:p>520.8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$B$3]*[.G29]" office:value-type="float" office:value="498.4" calcext:value-type="float">
            <text:p>498.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$B$4]*[.J29]" office:value-type="float" office:value="495.6" calcext:value-type="float">
            <text:p>495.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formula="of:=[.$B$2]*[.D30]" office:value-type="float" office:value="539.4" calcext:value-type="float">
            <text:p>539.4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$B$3]*[.G30]" office:value-type="float" office:value="516.2" calcext:value-type="float">
            <text:p>516.2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$B$4]*[.J30]" office:value-type="float" office:value="513.3" calcext:value-type="float">
            <text:p>513.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[.$B$2]*[.D31]" office:value-type="float" office:value="558" calcext:value-type="float">
            <text:p>55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$B$3]*[.G31]" office:value-type="float" office:value="534" calcext:value-type="float">
            <text:p>53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$B$4]*[.J31]" office:value-type="float" office:value="531" calcext:value-type="float">
            <text:p>5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formula="of:=[.$B$2]*[.D32]" office:value-type="float" office:value="576.6" calcext:value-type="float">
            <text:p>576.6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$B$3]*[.G32]" office:value-type="float" office:value="551.8" calcext:value-type="float">
            <text:p>551.8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$B$4]*[.J32]" office:value-type="float" office:value="548.7" calcext:value-type="float">
            <text:p>548.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formula="of:=[.$B$2]*[.D33]" office:value-type="float" office:value="595.2" calcext:value-type="float">
            <text:p>595.2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$B$3]*[.G33]" office:value-type="float" office:value="569.6" calcext:value-type="float">
            <text:p>569.6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$B$4]*[.J33]" office:value-type="float" office:value="566.4" calcext:value-type="float">
            <text:p>566.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formula="of:=[.$B$2]*[.D34]" office:value-type="float" office:value="613.8" calcext:value-type="float">
            <text:p>613.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$B$3]*[.G34]" office:value-type="float" office:value="587.4" calcext:value-type="float">
            <text:p>587.4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$B$4]*[.J34]" office:value-type="float" office:value="584.1" calcext:value-type="float">
            <text:p>584.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formula="of:=[.$B$2]*[.D35]" office:value-type="float" office:value="632.4" calcext:value-type="float">
            <text:p>632.4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$B$3]*[.G35]" office:value-type="float" office:value="605.2" calcext:value-type="float">
            <text:p>605.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$B$4]*[.J35]" office:value-type="float" office:value="601.8" calcext:value-type="float">
            <text:p>601.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formula="of:=[.$B$2]*[.D36]" office:value-type="float" office:value="651" calcext:value-type="float">
            <text:p>651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$B$3]*[.G36]" office:value-type="float" office:value="623" calcext:value-type="float">
            <text:p>62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$B$4]*[.J36]" office:value-type="float" office:value="619.5" calcext:value-type="float">
            <text:p>619.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180" calcext:value-type="float">
            <text:p>180</text:p>
          </table:table-cell>
          <table:table-cell table:style-name="ce7" table:formula="of:=[.$B$2]*[.D37]" office:value-type="float" office:value="669.6" calcext:value-type="float">
            <text:p>669.6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$B$3]*[.G37]" office:value-type="float" office:value="640.8" calcext:value-type="float">
            <text:p>640.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$B$4]*[.J37]" office:value-type="float" office:value="637.2" calcext:value-type="float">
            <text:p>637.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formula="of:=[.$B$2]*[.D38]" office:value-type="float" office:value="688.2" calcext:value-type="float">
            <text:p>688.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$B$3]*[.G38]" office:value-type="float" office:value="658.6" calcext:value-type="float">
            <text:p>658.6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$B$4]*[.J38]" office:value-type="float" office:value="654.9" calcext:value-type="float">
            <text:p>654.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table:formula="of:=[.$B$2]*[.D39]" office:value-type="float" office:value="706.8" calcext:value-type="float">
            <text:p>706.8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$B$3]*[.G39]" office:value-type="float" office:value="676.4" calcext:value-type="float">
            <text:p>676.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$B$4]*[.J39]" office:value-type="float" office:value="672.6" calcext:value-type="float">
            <text:p>672.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table:formula="of:=[.$B$2]*[.D40]" office:value-type="float" office:value="725.4" calcext:value-type="float">
            <text:p>725.4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$B$3]*[.G40]" office:value-type="float" office:value="694.2" calcext:value-type="float">
            <text:p>694.2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$B$4]*[.J40]" office:value-type="float" office:value="690.3" calcext:value-type="float">
            <text:p>690.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B$2]*[.D41]" office:value-type="float" office:value="744" calcext:value-type="float">
            <text:p>74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]*[.G41]" office:value-type="float" office:value="712" calcext:value-type="float">
            <text:p>71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4]*[.J41]" office:value-type="float" office:value="708" calcext:value-type="float">
            <text:p>7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formula="of:=[.$B$2]*[.D42]" office:value-type="float" office:value="762.6" calcext:value-type="float">
            <text:p>762.6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$B$3]*[.G42]" office:value-type="float" office:value="729.8" calcext:value-type="float">
            <text:p>729.8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$B$4]*[.J42]" office:value-type="float" office:value="725.7" calcext:value-type="float">
            <text:p>725.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formula="of:=[.$B$2]*[.D43]" office:value-type="float" office:value="781.2" calcext:value-type="float">
            <text:p>781.2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$B$3]*[.G43]" office:value-type="float" office:value="747.6" calcext:value-type="float">
            <text:p>747.6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$B$4]*[.J43]" office:value-type="float" office:value="743.4" calcext:value-type="float">
            <text:p>743.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table:formula="of:=[.$B$2]*[.D44]" office:value-type="float" office:value="799.8" calcext:value-type="float">
            <text:p>799.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$B$3]*[.G44]" office:value-type="float" office:value="765.4" calcext:value-type="float">
            <text:p>765.4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$B$4]*[.J44]" office:value-type="float" office:value="761.1" calcext:value-type="float">
            <text:p>761.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formula="of:=[.$B$2]*[.D45]" office:value-type="float" office:value="818.4" calcext:value-type="float">
            <text:p>818.4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$B$3]*[.G45]" office:value-type="float" office:value="783.2" calcext:value-type="float">
            <text:p>783.2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$B$4]*[.J45]" office:value-type="float" office:value="778.8" calcext:value-type="float">
            <text:p>778.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formula="of:=[.$B$2]*[.D46]" office:value-type="float" office:value="837" calcext:value-type="float">
            <text:p>837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$B$3]*[.G46]" office:value-type="float" office:value="801" calcext:value-type="float">
            <text:p>801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$B$4]*[.J46]" office:value-type="float" office:value="796.5" calcext:value-type="float">
            <text:p>796.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table:formula="of:=[.$B$2]*[.D47]" office:value-type="float" office:value="855.6" calcext:value-type="float">
            <text:p>855.6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$B$3]*[.G47]" office:value-type="float" office:value="818.8" calcext:value-type="float">
            <text:p>818.8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$B$4]*[.J47]" office:value-type="float" office:value="814.2" calcext:value-type="float">
            <text:p>814.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table:formula="of:=[.$B$2]*[.D48]" office:value-type="float" office:value="874.2" calcext:value-type="float">
            <text:p>874.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$B$3]*[.G48]" office:value-type="float" office:value="836.6" calcext:value-type="float">
            <text:p>836.6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$B$4]*[.J48]" office:value-type="float" office:value="831.9" calcext:value-type="float">
            <text:p>831.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formula="of:=[.$B$2]*[.D49]" office:value-type="float" office:value="892.8" calcext:value-type="float">
            <text:p>892.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$B$3]*[.G49]" office:value-type="float" office:value="854.4" calcext:value-type="float">
            <text:p>854.4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$B$4]*[.J49]" office:value-type="float" office:value="849.6" calcext:value-type="float">
            <text:p>849.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table:formula="of:=[.$B$2]*[.D50]" office:value-type="float" office:value="911.4" calcext:value-type="float">
            <text:p>911.4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$B$3]*[.G50]" office:value-type="float" office:value="872.2" calcext:value-type="float">
            <text:p>872.2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$B$4]*[.J50]" office:value-type="float" office:value="867.3" calcext:value-type="float">
            <text:p>867.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7" office:value-type="float" office:value="250" calcext:value-type="float">
            <text:p>250</text:p>
          </table:table-cell>
          <table:table-cell table:style-name="ce7" table:formula="of:=[.$B$2]*[.D51]" office:value-type="float" office:value="930" calcext:value-type="float">
            <text:p>93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3]*[.G51]" office:value-type="float" office:value="890" calcext:value-type="float">
            <text:p>89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4]*[.J51]" office:value-type="float" office:value="885" calcext:value-type="float">
            <text:p>885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1:25:55.64722213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3:39:37.501589508</meta:creation-date>
    <dc:date>2019-08-09T13:49:19.165841666</dc:date>
    <meta:editing-duration>PT1H14M52S</meta:editing-duration>
    <meta:editing-cycles>2</meta:editing-cycles>
    <meta:generator>LibreOffice/6.0.3.2$Linux_X86_64 LibreOffice_project/00m0$Build-2</meta:generator>
    <meta:document-statistic meta:table-count="1" meta:cell-count="311" meta:object-count="0"/>
  </office:meta>
</office:document-meta>
</file>